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4">
      <style:text-properties officeooo:paragraph-rsid="00180569"/>
    </style:style>
    <style:style style:name="P2" style:family="paragraph" style:parent-style-name="Text_20_body">
      <style:text-properties officeooo:paragraph-rsid="00180569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7">
      <style:paragraph-properties fo:margin-top="0cm" fo:margin-bottom="0cm" style:contextual-spacing="false"/>
    </style:style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9">
      <style:paragraph-properties fo:margin-top="0cm" fo:margin-bottom="0cm" style:contextual-spacing="false"/>
    </style:style>
    <style:style style:name="P14" style:family="paragraph" style:parent-style-name="Text_20_body" style:list-style-name="L10"/>
    <style:style style:name="P15" style:family="paragraph" style:parent-style-name="Text_20_body" style:list-style-name="L10">
      <style:paragraph-properties fo:margin-top="0cm" fo:margin-bottom="0cm" style:contextual-spacing="false"/>
    </style:style>
    <style:style style:name="P16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Dokumentacja projektu strony</text:h>
      <text:h text:style-name="Heading_20_4" text:outline-level="4">Opis ogólny</text:h>
      <text:p text:style-name="Text_20_body">Projekt strony internetowej jest prostą aplikacją internetową służącą do zbierania danych od użytkowników za pomocą formularza HTML i przetwarzania tych danych za pomocą skryptu PHP. Poniżej znajduje się szczegółowa dokumentacja dotycząca funkcjonalności, struktury plików oraz interakcji między front-endem a back-endem.</text:p>
      <text:h text:style-name="Heading_20_4" text:outline-level="4">1. Struktura plików</text:h>
      <text:p text:style-name="P2">project/ │ </text:p>
      <text:p text:style-name="P2">├── index.html </text:p>
      <text:p text:style-name="P2">├── welcome.php </text:p>
      <text:p text:style-name="P2">├── README.md </text:p>
      <text:p text:style-name="P2">└── css/</text:p>
      <text:p text:style-name="P2"><text:tab/> └── style.css </text:p>
      <text:p text:style-name="P2"><text:span text:style-name="Strong_20_Emphasis">index.html</text:span>: Plik zawierający formularz HTML, który pozwala użytkownikowi wprowadzić swoje dane (imię, nazwisko, wiek).</text:p>
      <text:list text:style-name="L2">
        <text:list-item>
          <text:p text:style-name="P3"><text:span text:style-name="Strong_20_Emphasis">welcome.php</text:span>: Skrypt PHP odpowiedzialny za przetwarzanie danych wysłanych z formularza, wyświetlanie powitania użytkownika oraz informacji o wieku i urodzeniu.</text:p>
        </text:list-item>
      </text:list>
      <text:list text:style-name="L3">
        <text:list-item>
          <text:p text:style-name="P4"><text:span text:style-name="Strong_20_Emphasis">README.md</text:span>: Dokument zawierający ogólny opis projektu, instrukcje instalacji oraz użytkowania.</text:p>
        </text:list-item>
      </text:list>
      <text:list text:style-name="L4">
        <text:list-item>
          <text:p text:style-name="P5"><text:span text:style-name="Strong_20_Emphasis">css/style.css</text:span>: Arkusz stylów CSS dla strony.</text:p>
        </text:list-item>
      </text:list>
      <text:h text:style-name="P1" text:outline-level="4">2. Opis funkcjonalności</text:h>
      <text:h text:style-name="Heading_20_5" text:outline-level="5">Formularz HTML (<text:span text:style-name="Source_20_Text">index.html</text:span>)</text:h>
      <text:list text:style-name="L5">
        <text:list-item>
          <text:p text:style-name="P7"><text:span text:style-name="Strong_20_Emphasis">Name</text:span>: Pole tekstowe do wprowadzenia imienia użytkownika.</text:p>
        </text:list-item>
        <text:list-item>
          <text:p text:style-name="P7"><text:span text:style-name="Strong_20_Emphasis">LastName</text:span>: Pole tekstowe do wprowadzenia nazwiska użytkownika.</text:p>
        </text:list-item>
        <text:list-item>
          <text:p text:style-name="P7"><text:span text:style-name="Strong_20_Emphasis">Age</text:span>: Pole do wyboru daty urodzenia użytkownika.</text:p>
        </text:list-item>
        <text:list-item>
          <text:p text:style-name="P6"><text:span text:style-name="Strong_20_Emphasis">Submit</text:span>: Przycisk do wysłania danych formularza.</text:p>
        </text:list-item>
      </text:list>
      <text:h text:style-name="Heading_20_5" text:outline-level="5">Skrypt PHP (<text:span text:style-name="Source_20_Text">welcome.php</text:span>)</text:h>
      <text:list text:style-name="L6">
        <text:list-item>
          <text:p text:style-name="P8"><text:span text:style-name="Strong_20_Emphasis">Obsługa formularza</text:span>: Skrypt sprawdza, czy formularz został wysłany metodą POST (<text:span text:style-name="Source_20_Text">$_SERVER["REQUEST_METHOD"] == "POST"</text:span>).</text:p>
        </text:list-item>
        <text:list-item>
          <text:p text:style-name="P8"><text:span text:style-name="Strong_20_Emphasis">Walidacja danych</text:span>: Sprawdza, czy pole 'nameA' (imię) jest puste. Jeśli tak, wyświetla komunikat "Name is empty". W przeciwnym razie wyświetla powitanie "Witaj [imię]".</text:p>
        </text:list-item>
        <text:list-item>
          <text:p text:style-name="P8"><text:span text:style-name="Strong_20_Emphasis">Wyświetlanie danych</text:span>: Wyświetla nazwisko, datę urodzenia oraz inne wprowadzone informacje.</text:p>
        </text:list-item>
      </text:list>
      <text:h text:style-name="Heading_20_4" text:outline-level="4">3. Interakcje i przepływ danych</text:h>
      <text:list text:style-name="L7">
        <text:list-item>
          <text:p text:style-name="P10">Użytkownik wypełnia formularz na stronie <text:span text:style-name="Source_20_Text">index.html</text:span>.</text:p>
        </text:list-item>
        <text:list-item>
          <text:p text:style-name="P10">Dane są wysyłane do skryptu <text:span text:style-name="Source_20_Text">welcome.php</text:span> za pomocą metody POST.</text:p>
        </text:list-item>
        <text:list-item>
          <text:p text:style-name="P9"><text:soft-page-break/>Skrypt <text:span text:style-name="Source_20_Text">welcome.php</text:span> przetwarza dane, wykonuje walidację oraz wyświetla odpowiednie komunikaty na stronie.</text:p>
        </text:list-item>
      </text:list>
      <text:h text:style-name="Heading_20_4" text:outline-level="4">4. Instrukcje instalacji i uruchomienia</text:h>
      <text:list text:style-name="L8">
        <text:list-item>
          <text:p text:style-name="P11"><text:span text:style-name="Strong_20_Emphasis">Pobranie projektu</text:span>: Pobierz projekt lub sklonuj repozytorium z GitHuba.</text:p>
        </text:list-item>
        <text:list-item>
          <text:p text:style-name="P11"><text:span text:style-name="Strong_20_Emphasis">Umieszczenie na serwerze</text:span>: Umieść wszystkie pliki na serwerze WWW, który obsługuje PHP.</text:p>
        </text:list-item>
        <text:list-item>
          <text:p text:style-name="P11"><text:span text:style-name="Strong_20_Emphasis">Uruchomienie</text:span>: Otwórz stronę <text:span text:style-name="Source_20_Text">index.html</text:span> w przeglądarce internetowej.</text:p>
        </text:list-item>
      </text:list>
      <text:h text:style-name="Heading_20_4" text:outline-level="4">5. Wymagania techniczne</text:h>
      <text:list text:style-name="L9">
        <text:list-item>
          <text:p text:style-name="P13">Serwer WWW obsługujący PHP (np. Apache, Nginx z PHP).</text:p>
        </text:list-item>
        <text:list-item>
          <text:p text:style-name="P12">Przeglądarka internetowa obsługująca HTML5 i CSS3.</text:p>
        </text:list-item>
      </text:list>
      <text:h text:style-name="Heading_20_4" text:outline-level="4">6. Autorzy</text:h>
      <text:list text:style-name="L10">
        <text:list-item>
          <text:p text:style-name="P15">Projekt stworzony przez [Twoje Imię i Nazwisko].</text:p>
        </text:list-item>
        <text:list-item>
          <text:p text:style-name="P14">Kontakt: [adres email].</text:p>
        </text:list-item>
      </text:list>
      <text:h text:style-name="Heading_20_4" text:outline-level="4">7. Dodatkowe uwagi</text:h>
      <text:list text:style-name="L11">
        <text:list-item>
          <text:p text:style-name="P16">Projekt jest stworzony w celach demonstracyjnych i może wymagać dostosowania do specyficznych potrzeb środowiska produkcyjnego.</text:p>
        </text:list-item>
      </text:list>
      <text:h text:style-name="Heading_20_3" text:outline-level="3">Podsumowanie</text:h>
      <text:p text:style-name="Text_20_body">Dokumentacja projektu strony zawiera szczegółowe informacje dotyczące struktury plików, funkcjonalności, interakcji oraz wymagań technicznych. Zawiera również instrukcje instalacji i uruchomienia, aby zapewnić łatwe wdrożenie projektu na serwerze WW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1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zymon</meta:initial-creator>
    <meta:editing-cycles>8</meta:editing-cycles>
    <meta:creation-date>2022-12-06T08:35:00</meta:creation-date>
    <dc:date>2024-06-24T13:15:20.431000000</dc:date>
    <meta:editing-duration>PT2H18M55S</meta:editing-duration>
    <meta:generator>LibreOffice/24.2.4.2$Windows_X86_64 LibreOffice_project/51a6219feb6075d9a4c46691dcfe0cd9c4fff3c2</meta:generator>
    <meta:document-statistic meta:table-count="0" meta:image-count="0" meta:object-count="0" meta:page-count="2" meta:paragraph-count="42" meta:word-count="355" meta:character-count="2679" meta:non-whitespace-character-count="2380"/>
    <meta:user-defined meta:name="AppVersion">16.0000</meta:user-defined>
    <meta:template xlink:type="simple" xlink:actuate="onRequest" xlink:title="Normal" xlink:href=""/>
  </office:meta>
</office:document-meta>
</file>